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office:automatic-styles>
  <office:body>
    <office:text>
      <text:h text:style-name="Heading_20_1" text:outline-level="1"><text:bookmark-start text:name="friends-framework-a-project-managers-guide"/>FRIENDS Framework: A Project Manager's Guide<text:bookmark-end text:name="friends-framework-a-project-managers-guide"/></text:h>
      <text:h text:style-name="Heading_20_2" text:outline-level="2"><text:bookmark-start text:name="introduction"/>Introduction<text:bookmark-end text:name="introduction"/></text:h>
      <text:p text:style-name="First_20_paragraph">Welcome to the FRIENDS framework—a comprehensive, structured approach to requirements gathering and project component management. FRIENDS is an industry-agnostic adaptation of SAP's RICEF model, designed to ensure nothing falls through the cracks when scoping, planning, and executing complex projects.</text:p>
      <text:p text:style-name="Text_20_body">As a Project Manager, FRIENDS will become your mental checklist for comprehensiveness. It provides a systematic lens through which to view every aspect of a project, from technical infrastructure to human processes.</text:p>
      <text:p text:style-name="Horizontal_20_Line"/>
      <text:h text:style-name="Heading_20_2" text:outline-level="2"><text:bookmark-start text:name="what-is-friends"/>What is FRIENDS?<text:bookmark-end text:name="what-is-friends"/></text:h>
      <text:p text:style-name="First_20_paragraph"><text:span text:style-name="T1">FRIENDS</text:span> is an acronym representing seven critical categories that encompass virtually every component of a business system or process improvement project:</text:p>
      <text:list text:style-name="L1">
        <text:list-item>
          <text:p text:style-name="P1"><text:span text:style-name="T1">F</text:span> - Forms</text:p>
        </text:list-item>
        <text:list-item>
          <text:p text:style-name="P1"><text:span text:style-name="T1">R</text:span> - Reports</text:p>
        </text:list-item>
        <text:list-item>
          <text:p text:style-name="P1"><text:span text:style-name="T1">I</text:span> - Integration/Interfaces</text:p>
        </text:list-item>
        <text:list-item>
          <text:p text:style-name="P1"><text:span text:style-name="T1">E</text:span> - Enhancements</text:p>
        </text:list-item>
        <text:list-item>
          <text:p text:style-name="P1"><text:span text:style-name="T1">N</text:span> - Non-Technical</text:p>
        </text:list-item>
        <text:list-item>
          <text:p text:style-name="P1"><text:span text:style-name="T1">D</text:span> - Data</text:p>
        </text:list-item>
        <text:list-item>
          <text:p text:style-name="P1"><text:span text:style-name="T1">S</text:span> - Set-Up</text:p>
        </text:list-item>
      </text:list>
      <text:p text:style-name="First_20_paragraph">Think of FRIENDS as a framework that answers the question: <text:span text:style-name="T2">"What do we need to account for in this project?"</text:span> Each letter represents a dimension of work that must be identified, planned, and delivered.</text:p>
      <text:p text:style-name="Horizontal_20_Line"/>
      <text:h text:style-name="Heading_20_2" text:outline-level="2"><text:bookmark-start text:name="why-use-friends"/>Why Use FRIENDS?<text:bookmark-end text:name="why-use-friends"/></text:h>
      <text:h text:style-name="Heading_20_3" text:outline-level="3"><text:bookmark-start text:name="comprehensive-coverage"/>Comprehensive Coverage<text:bookmark-end text:name="comprehensive-coverage"/></text:h>
      <text:p text:style-name="First_20_paragraph">FRIENDS ensures you consider all aspects of a project—technical, operational, and procedural. It prevents the common pitfall of focusing solely on system functionality while overlooking critical support processes or infrastructure needs.</text:p>
      <text:h text:style-name="Heading_20_3" text:outline-level="3"><text:bookmark-start text:name="structured-thinking"/>Structured Thinking<text:bookmark-end text:name="structured-thinking"/></text:h>
      <text:p text:style-name="First_20_paragraph">By organizing requirements into clear categories, FRIENDS provides a mental model for decomposing complex projects into manageable components. This structure aids in work breakdown, resource planning, and tracking deliverables.</text:p>
      <text:h text:style-name="Heading_20_3" text:outline-level="3"><text:bookmark-start text:name="cross-functional-communication"/>Cross-Functional Communication<text:bookmark-end text:name="cross-functional-communication"/></text:h>
      <text:p text:style-name="First_20_paragraph">The framework provides a common language between business stakeholders, technical teams, and operations. When you say "We need to address the Forms category," everyone understands you're talking about data entry points and documentation.</text:p>
      <text:h text:style-name="Heading_20_3" text:outline-level="3"><text:bookmark-start text:name="flexibility"/>Flexibility<text:bookmark-end text:name="flexibility"/></text:h>
      <text:p text:style-name="First_20_paragraph">FRIENDS can be reordered as <text:span text:style-name="T1">FINDERS</text:span> (Forms, Integration, Non-Technical, Data, Enhancements, Reports, Set-Up) depending on project priorities or sequencing needs. The categories remain the same; only the emphasis changes.</text:p>
      <text:p text:style-name="Horizontal_20_Line"/>
      <text:h text:style-name="Heading_20_2" text:outline-level="2"><text:bookmark-start text:name="the-seven-components-of-friends"/>The Seven Components of FRIENDS<text:bookmark-end text:name="the-seven-components-of-friends"/></text:h>
      <text:h text:style-name="Heading_20_3" text:outline-level="3"><text:bookmark-start text:name="f---forms"/>F - Forms<text:bookmark-end text:name="f---forms"/></text:h>
      <text:p text:style-name="First_20_paragraph"><text:span text:style-name="T1">What It Covers:</text:span> All forms and data entry points in the system or process.</text:p>
      <text:p text:style-name="Text_20_body">Forms represent how information enters your system. This includes both paper-based and digital forms, whether they're embedded in commercial software or custom-built.</text:p>
      <text:p text:style-name="Text_20_body"><text:span text:style-name="T1">Key Considerations:</text:span></text:p>
      <text:list text:style-name="L2">
        <text:list-item>
          <text:p text:style-name="P2"><text:span text:style-name="T1">Paper Forms Analysis:</text:span> What forms are currently in use? What workflows do they follow? Who approves them? Where are they stored?</text:p>
        </text:list-item>
        <text:list-item>
          <text:p text:style-name="P2"><text:span text:style-name="T1">System Forms:</text:span> Which forms need to be embedded in the system (e.g., patient registration, customer intake)?</text:p>
        </text:list-item>
        <text:list-item>
          <text:p text:style-name="P2"><text:span text:style-name="T1">Custom Forms Development:</text:span> What forms need to be built using a forms engine or custom development?</text:p>
        </text:list-item>
        <text:list-item>
          <text:p text:style-name="P2"><text:span text:style-name="T1">Transformation Requirements:</text:span> Which paper forms need to be digitized?</text:p>
        </text:list-item>
      </text:list>
      <text:p text:style-name="First_20_paragraph"><text:span text:style-name="T1">Example Deliverables:</text:span></text:p>
      <text:list text:style-name="L3">
        <text:list-item>
          <text:p text:style-name="P3">Forms inventory and analysis</text:p>
        </text:list-item>
        <text:list-item>
          <text:p text:style-name="P3">Forms design specifications</text:p>
        </text:list-item>
        <text:list-item>
          <text:p text:style-name="P3">Approval workflow diagrams</text:p>
        </text:list-item>
        <text:list-item>
          <text:p text:style-name="P3">Forms testing and validation plans</text:p>
        </text:list-item>
      </text:list>
      <text:p text:style-name="Horizontal_20_Line"/>
      <text:h text:style-name="Heading_20_3" text:outline-level="3"><text:bookmark-start text:name="r---reports"/>R - Reports<text:bookmark-end text:name="r---reports"/></text:h>
      <text:p text:style-name="First_20_paragraph"><text:span text:style-name="T1">What It Covers:</text:span> All output mechanisms for data analysis, presentation, and decision-making.</text:p>
      <text:p text:style-name="Text_20_body">Reports are how information leaves your system in a consumable format. This category spans operational dashboards, compliance reports, financial statements, and ad-hoc data exports.</text:p>
      <text:p text:style-name="Text_20_body"><text:span text:style-name="T1">Key Considerations:</text:span></text:p>
      <text:list text:style-name="L4">
        <text:list-item>
          <text:p text:style-name="P4"><text:span text:style-name="T1">Administrative Reports:</text:span> Management dashboards, operational metrics, compliance reporting</text:p>
        </text:list-item>
        <text:list-item>
          <text:p text:style-name="P4"><text:span text:style-name="T1">Performance Metrics:</text:span> Turn-around time (TAT) reports, service level indicators, efficiency measures</text:p>
        </text:list-item>
        <text:list-item>
          <text:p text:style-name="P4"><text:span text:style-name="T1">Financial Reports:</text:span> Budget tracking, revenue analysis, cost reports</text:p>
        </text:list-item>
        <text:list-item>
          <text:p text:style-name="P4"><text:span text:style-name="T1">Embedded vs. Custom Reports:</text:span> What comes with the system vs. what needs to be built?</text:p>
        </text:list-item>
        <text:list-item>
          <text:p text:style-name="P4"><text:span text:style-name="T1">Data Exports:</text:span> Requirements for extracting data for external analysis</text:p>
        </text:list-item>
      </text:list>
      <text:p text:style-name="First_20_paragraph"><text:span text:style-name="T1">Example Deliverables:</text:span></text:p>
      <text:list text:style-name="L5">
        <text:list-item>
          <text:p text:style-name="P5">Report requirements catalog</text:p>
        </text:list-item>
        <text:list-item>
          <text:p text:style-name="P5">Report mockups and specifications</text:p>
        </text:list-item>
        <text:list-item>
          <text:p text:style-name="P5">Data source mapping</text:p>
        </text:list-item>
        <text:list-item>
          <text:p text:style-name="P5">Report distribution and access matrix</text:p>
        </text:list-item>
      </text:list>
      <text:p text:style-name="Horizontal_20_Line"/>
      <text:h text:style-name="Heading_20_3" text:outline-level="3"><text:bookmark-start text:name="i---integrationinterfaces"/>I - Integration/Interfaces<text:bookmark-end text:name="i---integrationinterfaces"/></text:h>
      <text:p text:style-name="First_20_paragraph"><text:span text:style-name="T1">What It Covers:</text:span> All system interconnections, data exchanges, and communication protocols between applications.</text:p>
      <text:p text:style-name="Text_20_body">Integration is the glue that connects disparate systems. This category addresses how data flows between your project's system and other enterprise applications.</text:p>
      <text:p text:style-name="Text_20_body"><text:span text:style-name="T1">Key Considerations:</text:span></text:p>
      <text:list text:style-name="L6">
        <text:list-item>
          <text:p text:style-name="P6"><text:span text:style-name="T1">Standard Protocols:</text:span> HL7 (healthcare), EDI (supply chain), REST APIs, SOAP services</text:p>
        </text:list-item>
        <text:list-item>
          <text:p text:style-name="P6"><text:span text:style-name="T1">Custom Integrations:</text:span> Proprietary connections between systems</text:p>
        </text:list-item>
        <text:list-item>
          <text:p text:style-name="P6"><text:span text:style-name="T1">Third-Party Connections:</text:span> Vendor systems, payment gateways, external databases</text:p>
        </text:list-item>
        <text:list-item>
          <text:p text:style-name="P6"><text:span text:style-name="T1">Data Direction:</text:span> Inbound, outbound, or bidirectional flows</text:p>
        </text:list-item>
        <text:list-item>
          <text:p text:style-name="P6"><text:span text:style-name="T1">Frequency and Volume:</text:span> Real-time vs. batch processing requirements</text:p>
        </text:list-item>
      </text:list>
      <text:p text:style-name="First_20_paragraph"><text:span text:style-name="T1">Example Deliverables:</text:span></text:p>
      <text:list text:style-name="L7">
        <text:list-item>
          <text:p text:style-name="P7">Integration architecture diagram</text:p>
        </text:list-item>
        <text:list-item>
          <text:p text:style-name="P7">Interface specifications document</text:p>
        </text:list-item>
        <text:list-item>
          <text:p text:style-name="P7">Data mapping and transformation rules</text:p>
        </text:list-item>
        <text:list-item>
          <text:p text:style-name="P7">Interface testing and validation plans</text:p>
        </text:list-item>
      </text:list>
      <text:p text:style-name="Horizontal_20_Line"/>
      <text:h text:style-name="Heading_20_3" text:outline-level="3"><text:bookmark-start text:name="e---enhancements"/>E - Enhancements<text:bookmark-end text:name="e---enhancements"/></text:h>
      <text:p text:style-name="First_20_paragraph"><text:span text:style-name="T1">What It Covers:</text:span> System modifications, customizations, and improvements beyond standard functionality.</text:p>
      <text:p text:style-name="Text_20_body">Enhancements represent the gap between what the system does out-of-the-box and what your organization needs. This category captures the results of gap analysis and defines custom development requirements.</text:p>
      <text:p text:style-name="Text_20_body"><text:span text:style-name="T1">Key Considerations:</text:span></text:p>
      <text:list text:style-name="L8">
        <text:list-item>
          <text:p text:style-name="P8"><text:span text:style-name="T1">Gap Analysis Results:</text:span> Documented differences between system capabilities and business requirements</text:p>
        </text:list-item>
        <text:list-item>
          <text:p text:style-name="P8"><text:span text:style-name="T1">System Customizations:</text:span> Modifications to existing functionality</text:p>
        </text:list-item>
        <text:list-item>
          <text:p text:style-name="P8"><text:span text:style-name="T1">Custom Modules:</text:span> Net-new functionality that must be developed</text:p>
        </text:list-item>
        <text:list-item>
          <text:p text:style-name="P8"><text:span text:style-name="T1">Process Optimizations:</text:span> Changes that improve efficiency or user experience</text:p>
        </text:list-item>
      </text:list>
      <text:p text:style-name="First_20_paragraph"><text:span text:style-name="T1">Example Deliverables:</text:span></text:p>
      <text:list text:style-name="L9">
        <text:list-item>
          <text:p text:style-name="P9">Gap analysis documentation</text:p>
        </text:list-item>
        <text:list-item>
          <text:p text:style-name="P9">Enhancement requirement specifications</text:p>
        </text:list-item>
        <text:list-item>
          <text:p text:style-name="P9">Custom module design documents</text:p>
        </text:list-item>
        <text:list-item>
          <text:p text:style-name="P9">Development and testing plans</text:p>
        </text:list-item>
      </text:list>
      <text:p text:style-name="Horizontal_20_Line"/>
      <text:h text:style-name="Heading_20_3" text:outline-level="3"><text:bookmark-start text:name="n---non-technical"/>N - Non-Technical<text:bookmark-end text:name="n---non-technical"/></text:h>
      <text:p text:style-name="First_20_paragraph"><text:span text:style-name="T1">What It Covers:</text:span> Operational, procedural, and human-centric components of the project.</text:p>
      <text:p text:style-name="Text_20_body">Non-Technical encompasses everything that supports the system but isn't the system itself. This is where process documentation, organizational change management, and support structures live.</text:p>
      <text:p text:style-name="Text_20_body"><text:span text:style-name="T1">Key Considerations:</text:span></text:p>
      <text:list text:style-name="L10">
        <text:list-item>
          <text:p text:style-name="P10"><text:span text:style-name="T1">Policies and Procedures:</text:span> Standard operating procedures, governance documents, compliance policies</text:p>
        </text:list-item>
        <text:list-item>
          <text:p text:style-name="P10"><text:span text:style-name="T1">Manual Processes:</text:span> Workflows that remain paper-based or require human judgment</text:p>
        </text:list-item>
        <text:list-item>
          <text:p text:style-name="P10"><text:span text:style-name="T1">Help Desk Requirements:</text:span> First-line support structure, escalation procedures, knowledge base</text:p>
        </text:list-item>
        <text:list-item>
          <text:p text:style-name="P10"><text:span text:style-name="T1">Support Structure:</text:span> Ongoing operational support model, maintenance procedures</text:p>
        </text:list-item>
      </text:list>
      <text:p text:style-name="First_20_paragraph"><text:span text:style-name="T1">Example Deliverables:</text:span></text:p>
      <text:list text:style-name="L11">
        <text:list-item>
          <text:p text:style-name="P11">Standard operating procedures (SOPs)</text:p>
        </text:list-item>
        <text:list-item>
          <text:p text:style-name="P11">Training materials and job aids</text:p>
        </text:list-item>
        <text:list-item>
          <text:p text:style-name="P11">Help desk scripts and knowledge articles</text:p>
        </text:list-item>
        <text:list-item>
          <text:p text:style-name="P11">Organizational change management plans</text:p>
        </text:list-item>
      </text:list>
      <text:p text:style-name="Horizontal_20_Line"/>
      <text:h text:style-name="Heading_20_3" text:outline-level="3"><text:bookmark-start text:name="d---data"/>D - Data<text:bookmark-end text:name="d---data"/></text:h>
      <text:p text:style-name="First_20_paragraph"><text:span text:style-name="T1">What It Covers:</text:span> All data-related components including structure, quality, migration, and governance.</text:p>
      <text:p text:style-name="Text_20_body">Data is the lifeblood of any system. This category ensures that data is properly defined, cleansed, migrated, and maintained.</text:p>
      <text:p text:style-name="Text_20_body"><text:span text:style-name="T1">Key Considerations:</text:span></text:p>
      <text:list text:style-name="L12">
        <text:list-item>
          <text:p text:style-name="P12"><text:span text:style-name="T1">Master Data:</text:span> Core business entities (customers, products, employees, vendors)</text:p>
        </text:list-item>
        <text:list-item>
          <text:p text:style-name="P12"><text:span text:style-name="T1">Reference Data:</text:span> Lookup values, code sets, configuration data</text:p>
        </text:list-item>
        <text:list-item>
          <text:p text:style-name="P12"><text:span text:style-name="T1">Data Migration:</text:span> Moving data from legacy systems to the new system</text:p>
        </text:list-item>
        <text:list-item>
          <text:p text:style-name="P12"><text:span text:style-name="T1">Data Quality Standards:</text:span> Validation rules, cleansing procedures, quality metrics</text:p>
        </text:list-item>
      </text:list>
      <text:p text:style-name="First_20_paragraph"><text:span text:style-name="T1">Example Deliverables:</text:span></text:p>
      <text:list text:style-name="L13">
        <text:list-item>
          <text:p text:style-name="P13">Data dictionary and data model</text:p>
        </text:list-item>
        <text:list-item>
          <text:p text:style-name="P13">Data quality assessment report</text:p>
        </text:list-item>
        <text:list-item>
          <text:p text:style-name="P13">Data migration strategy and mapping</text:p>
        </text:list-item>
        <text:list-item>
          <text:p text:style-name="P13">Data validation and reconciliation procedures</text:p>
        </text:list-item>
      </text:list>
      <text:p text:style-name="Horizontal_20_Line"/>
      <text:h text:style-name="Heading_20_3" text:outline-level="3"><text:bookmark-start text:name="s---set-up"/>S - Set-Up<text:bookmark-end text:name="s---set-up"/></text:h>
      <text:p text:style-name="First_20_paragraph"><text:span text:style-name="T1">What It Covers:</text:span> Technical infrastructure requirements needed to support the system.</text:p>
      <text:p text:style-name="Text_20_body">Set-Up addresses the physical and virtual infrastructure that underpins the application. This includes hardware, networking, and deployment architecture.</text:p>
      <text:p text:style-name="Text_20_body"><text:span text:style-name="T1">Key Considerations:</text:span></text:p>
      <text:list text:style-name="L14">
        <text:list-item>
          <text:p text:style-name="P14"><text:span text:style-name="T1">Server Infrastructure:</text:span> Application servers, database servers, backup systems</text:p>
        </text:list-item>
        <text:list-item>
          <text:p text:style-name="P14"><text:span text:style-name="T1">Workstation Needs:</text:span> End-user hardware specifications, peripheral requirements</text:p>
        </text:list-item>
        <text:list-item>
          <text:p text:style-name="P14"><text:span text:style-name="T1">Printer Configurations:</text:span> Networked printers, label printers, specialized printing needs</text:p>
        </text:list-item>
        <text:list-item>
          <text:p text:style-name="P14"><text:span text:style-name="T1">Network Requirements:</text:span> Bandwidth, security, connectivity, VPN access</text:p>
        </text:list-item>
      </text:list>
      <text:p text:style-name="First_20_paragraph"><text:span text:style-name="T1">Example Deliverables:</text:span></text:p>
      <text:list text:style-name="L15">
        <text:list-item>
          <text:p text:style-name="P15">Infrastructure architecture diagram</text:p>
        </text:list-item>
        <text:list-item>
          <text:p text:style-name="P15">Hardware specifications and procurement list</text:p>
        </text:list-item>
        <text:list-item>
          <text:p text:style-name="P15">Network topology and configuration</text:p>
        </text:list-item>
        <text:list-item>
          <text:p text:style-name="P15">Deployment and installation plans</text:p>
        </text:list-item>
      </text:list>
      <text:p text:style-name="Horizontal_20_Line"/>
      <text:h text:style-name="Heading_20_2" text:outline-level="2"><text:bookmark-start text:name="how-to-apply-friends-in-your-projects"/>How to Apply FRIENDS in Your Projects<text:bookmark-end text:name="how-to-apply-friends-in-your-projects"/></text:h>
      <text:h text:style-name="Heading_20_3" text:outline-level="3"><text:bookmark-start text:name="id_1-initial-scoping"/>1. Initial Scoping<text:bookmark-end text:name="id_1-initial-scoping"/></text:h>
      <text:p text:style-name="First_20_paragraph">Use FRIENDS as a checklist during project initiation. Walk through each category and ask: <text:span text:style-name="T2">"What requirements fall under this category?"</text:span> This ensures comprehensive scoping from day one.</text:p>
      <text:h text:style-name="Heading_20_3" text:outline-level="3"><text:bookmark-start text:name="id_2-requirements-gathering"/>2. Requirements Gathering<text:bookmark-end text:name="id_2-requirements-gathering"/></text:h>
      <text:p text:style-name="First_20_paragraph">Structure your requirements workshops and interviews around FRIENDS categories. Dedicate time to each area, ensuring stakeholders think broadly about their needs.</text:p>
      <text:h text:style-name="Heading_20_3" text:outline-level="3"><text:bookmark-start text:name="id_3-work-breakdown-structure-wbs"/>3. Work Breakdown Structure (WBS)<text:bookmark-end text:name="id_3-work-breakdown-structure-wbs"/></text:h>
      <text:p text:style-name="First_20_paragraph">Organize your WBS using FRIENDS categories as Level 2 work packages. This creates natural groupings for work planning and resource allocation.</text:p>
      <text:h text:style-name="Heading_20_3" text:outline-level="3"><text:bookmark-start text:name="id_4-tracking-and-reporting"/>4. Tracking and Reporting<text:bookmark-end text:name="id_4-tracking-and-reporting"/></text:h>
      <text:p text:style-name="First_20_paragraph">Use FRIENDS categories in your project dashboards and status reports. Stakeholders can quickly understand progress across all dimensions of the project.</text:p>
      <text:h text:style-name="Heading_20_3" text:outline-level="3"><text:bookmark-start text:name="id_5-risk-management"/>5. Risk Management<text:bookmark-end text:name="id_5-risk-management"/></text:h>
      <text:p text:style-name="First_20_paragraph">Identify risks within each FRIENDS category. This structured approach prevents blind spots in risk identification.</text:p>
      <text:p text:style-name="Horizontal_20_Line"/>
      <text:h text:style-name="Heading_20_2" text:outline-level="2"><text:bookmark-start text:name="friends-vs-finders-choosing-your-order"/>FRIENDS vs. FINDERS: Choosing Your Order<text:bookmark-end text:name="friends-vs-finders-choosing-your-order"/></text:h>
      <text:p text:style-name="First_20_paragraph">The framework can be applied in two sequences:</text:p>
      <text:p text:style-name="Text_20_body"><text:span text:style-name="T1">FRIENDS Order:</text:span> Forms → Reports → Integration → Enhancements → Non-Technical → Data → Set-Up</text:p>
      <text:p text:style-name="Text_20_body"><text:span text:style-name="T1">FINDERS Order:</text:span> Forms → Integration → Non-Technical → Data → Enhancements → Reports → Set-Up</text:p>
      <text:p text:style-name="Text_20_body">Choose the sequence that aligns with your project's priorities or natural workflow. Some projects start with infrastructure (Set-Up first), while others begin with forms and user interaction. The key is consistency within your project.</text:p>
      <text:p text:style-name="Horizontal_20_Line"/>
      <text:h text:style-name="Heading_20_2" text:outline-level="2"><text:bookmark-start text:name="common-pitfalls-to-avoid"/>Common Pitfalls to Avoid<text:bookmark-end text:name="common-pitfalls-to-avoid"/></text:h>
      <text:h text:style-name="Heading_20_3" text:outline-level="3"><text:bookmark-start text:name="id_1-focusing-only-on-the-i-and-e"/>1. Focusing Only on the "I" and "E"<text:bookmark-end text:name="id_1-focusing-only-on-the-i-and-e"/></text:h>
      <text:p text:style-name="First_20_paragraph">New PMs often fixate on Integration and Enhancements (the technical glamor work) while neglecting Non-Technical components like training, documentation, and support structures. Remember: a technically perfect system that users don't understand or can't support will fail.</text:p>
      <text:h text:style-name="Heading_20_3" text:outline-level="3"><text:bookmark-start text:name="id_2-treating-data-as-an-afterthought"/>2. Treating Data as an Afterthought<text:bookmark-end text:name="id_2-treating-data-as-an-afterthought"/></text:h>
      <text:p text:style-name="First_20_paragraph">Data migration and quality are frequently underestimated. Allocate sufficient time and resources for the "D" category—bad data will undermine even the best system.</text:p>
      <text:h text:style-name="Heading_20_3" text:outline-level="3"><text:bookmark-start text:name="id_3-ignoring-infrastructure-until-its-too-late"/>3. Ignoring Infrastructure Until It's Too Late<text:bookmark-end text:name="id_3-ignoring-infrastructure-until-its-too-late"/></text:h>
      <text:p text:style-name="First_20_paragraph">Set-Up requirements often have long procurement lead times. Address the "S" category early to avoid delays when you're ready to deploy.</text:p>
      <text:h text:style-name="Heading_20_3" text:outline-level="3"><text:bookmark-start text:name="id_4-assuming-standard-reports-are-sufficient"/>4. Assuming "Standard" Reports Are Sufficient<text:bookmark-end text:name="id_4-assuming-standard-reports-are-sufficient"/></text:h>
      <text:p text:style-name="First_20_paragraph">Rarely do out-of-the-box reports meet all stakeholder needs. Invest time in the "R" category to understand true reporting requirements.</text:p>
      <text:p text:style-name="Horizontal_20_Line"/>
      <text:h text:style-name="Heading_20_2" text:outline-level="2"><text:bookmark-start text:name="practical-tips-for-project-managers"/>Practical Tips for Project Managers<text:bookmark-end text:name="practical-tips-for-project-managers"/></text:h>
      <text:list text:style-name="L16">
        <text:list-item>
          <text:p text:style-name="P16"><text:span text:style-name="T1">Create a FRIENDS Checklist:</text:span> Develop a standard checklist template for your organization. Use it in every project kickoff.</text:p>
        </text:list-item>
        <text:list-item>
          <text:p text:style-name="P16"><text:span text:style-name="T1">Assign Category Owners:</text:span> For large projects, assign a workstream lead for each FRIENDS category. This ensures focused attention and accountability.</text:p>
        </text:list-item>
        <text:list-item>
          <text:p text:style-name="P16"><text:span text:style-name="T1">Use FRIENDS in Meetings:</text:span> When stakeholders say "We need this system to…", immediately categorize the request into a FRIENDS category. This trains your team to think structurally.</text:p>
        </text:list-item>
        <text:list-item>
          <text:p text:style-name="P16"><text:span text:style-name="T1">Document in FRIENDS Structure:</text:span> Organize your requirements documentation, deliverable registers, and project plans using FRIENDS categories. Consistency aids comprehension and maintenance.</text:p>
        </text:list-item>
        <text:list-item>
          <text:p text:style-name="P16"><text:span text:style-name="T1">Review Cross-Category Dependencies:</text:span> Integration (I) often depends on Data (D). Enhancements (E) may require new Reports (R). Map these dependencies explicitly.</text:p>
        </text:list-item>
      </text:list>
      <text:p text:style-name="Horizontal_20_Line"/>
      <text:h text:style-name="Heading_20_2" text:outline-level="2"><text:bookmark-start text:name="conclusion"/>Conclusion<text:bookmark-end text:name="conclusion"/></text:h>
      <text:p text:style-name="First_20_paragraph">The FRIENDS framework is more than an acronym—it's a mindset for comprehensive project management. By systematically addressing Forms, Reports, Integration, Enhancements, Non-Technical, Data, and Set-Up, you ensure that no critical aspect of your project is overlooked.</text:p>
      <text:p text:style-name="Text_20_body">As you gain experience, FRIENDS will become second nature. You'll instinctively ask: <text:span text:style-name="T2">"Have we covered all seven categories?"</text:span> This disciplined approach is what separates reactive project management from proactive, strategic delivery.</text:p>
      <text:p text:style-name="Text_20_body">Remember: A complete project isn't just about delivering technology—it's about delivering a <text:span text:style-name="T1">holistic solution</text:span> that people can use, systems can support, and data can flow through seamlessly. FRIENDS keeps you honest and complete.</text:p>
      <text:p text:style-name="Horizontal_20_Line"/>
      <text:h text:style-name="Heading_20_2" text:outline-level="2"><text:bookmark-start text:name="quick-reference-friends-at-a-glance"/>Quick Reference: FRIENDS at a Glance<text:bookmark-end text:name="quick-reference-friends-at-a-glance"/></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ategory</text:p>
            </table:table-cell>
            <table:table-cell table:style-name="TableHeaderRowCell" office:value-type="string">
              <text:p text:style-name="Table_20_Heading">Focus Area</text:p>
            </table:table-cell>
            <table:table-cell table:style-name="TableHeaderRowCell" office:value-type="string">
              <text:p text:style-name="Table_20_Heading">Key Question</text:p>
            </table:table-cell>
          </table:table-row>
        </table:table-header-rows>
        <table:table-row>
          <table:table-cell table:style-name="TableRowCell" office:value-type="string">
            <text:p text:style-name="Table_20_Contents"><text:span text:style-name="T1">F - Forms</text:span></text:p>
          </table:table-cell>
          <table:table-cell table:style-name="TableRowCell" office:value-type="string">
            <text:p text:style-name="Table_20_Contents">Data entry points</text:p>
          </table:table-cell>
          <table:table-cell table:style-name="TableRowCell" office:value-type="string">
            <text:p text:style-name="Table_20_Contents">How does information enter the system?</text:p>
          </table:table-cell>
        </table:table-row>
        <table:table-row>
          <table:table-cell table:style-name="TableRowCell" office:value-type="string">
            <text:p text:style-name="Table_20_Contents"><text:span text:style-name="T1">R - Reports</text:span></text:p>
          </table:table-cell>
          <table:table-cell table:style-name="TableRowCell" office:value-type="string">
            <text:p text:style-name="Table_20_Contents">Data outputs</text:p>
          </table:table-cell>
          <table:table-cell table:style-name="TableRowCell" office:value-type="string">
            <text:p text:style-name="Table_20_Contents">How do we extract and present information?</text:p>
          </table:table-cell>
        </table:table-row>
        <table:table-row>
          <table:table-cell table:style-name="TableRowCell" office:value-type="string">
            <text:p text:style-name="Table_20_Contents"><text:span text:style-name="T1">I - Integration</text:span></text:p>
          </table:table-cell>
          <table:table-cell table:style-name="TableRowCell" office:value-type="string">
            <text:p text:style-name="Table_20_Contents">System connections</text:p>
          </table:table-cell>
          <table:table-cell table:style-name="TableRowCell" office:value-type="string">
            <text:p text:style-name="Table_20_Contents">How do systems talk to each other?</text:p>
          </table:table-cell>
        </table:table-row>
        <table:table-row>
          <table:table-cell table:style-name="TableRowCell" office:value-type="string">
            <text:p text:style-name="Table_20_Contents"><text:span text:style-name="T1">E - Enhancements</text:span></text:p>
          </table:table-cell>
          <table:table-cell table:style-name="TableRowCell" office:value-type="string">
            <text:p text:style-name="Table_20_Contents">Customizations</text:p>
          </table:table-cell>
          <table:table-cell table:style-name="TableRowCell" office:value-type="string">
            <text:p text:style-name="Table_20_Contents">What needs to be built or modified?</text:p>
          </table:table-cell>
        </table:table-row>
        <table:table-row>
          <table:table-cell table:style-name="TableRowCell" office:value-type="string">
            <text:p text:style-name="Table_20_Contents"><text:span text:style-name="T1">N - Non-Technical</text:span></text:p>
          </table:table-cell>
          <table:table-cell table:style-name="TableRowCell" office:value-type="string">
            <text:p text:style-name="Table_20_Contents">People and processes</text:p>
          </table:table-cell>
          <table:table-cell table:style-name="TableRowCell" office:value-type="string">
            <text:p text:style-name="Table_20_Contents">What procedures and support do we need?</text:p>
          </table:table-cell>
        </table:table-row>
        <table:table-row>
          <table:table-cell table:style-name="TableRowCell" office:value-type="string">
            <text:p text:style-name="Table_20_Contents"><text:span text:style-name="T1">D - Data</text:span></text:p>
          </table:table-cell>
          <table:table-cell table:style-name="TableRowCell" office:value-type="string">
            <text:p text:style-name="Table_20_Contents">Information assets</text:p>
          </table:table-cell>
          <table:table-cell table:style-name="TableRowCell" office:value-type="string">
            <text:p text:style-name="Table_20_Contents">What data do we manage and migrate?</text:p>
          </table:table-cell>
        </table:table-row>
        <table:table-row>
          <table:table-cell table:style-name="TableRowCell" office:value-type="string">
            <text:p text:style-name="Table_20_Contents"><text:span text:style-name="T1">S - Set-Up</text:span></text:p>
          </table:table-cell>
          <table:table-cell table:style-name="TableRowCell" office:value-type="string">
            <text:p text:style-name="Table_20_Contents">Infrastructure</text:p>
          </table:table-cell>
          <table:table-cell table:style-name="TableRowCell" office:value-type="string">
            <text:p text:style-name="Table_20_Contents">What hardware and network do we need?</text:p>
          </table:table-cell>
        </table:table-row>
      </table:table>
      <text:p text:style-name="Horizontal_20_Line"/>
      <text:h text:style-name="Heading_20_2" text:outline-level="2"><text:bookmark-start text:name="practical-advice-using-friends-effectively"/>Practical Advice: Using FRIENDS Effectively<text:bookmark-end text:name="practical-advice-using-friends-effectively"/></text:h>
      <text:p text:style-name="First_20_paragraph">FRIENDS is a <text:span text:style-name="T1">requirements gathering tool</text:span>—one component of your broader project management methodology. Think of it as a structured checklist that helps ensure you don't miss critical requirements categories during discovery. Here's how to use it effectively and what to watch out for.</text:p>
      <text:h text:style-name="Heading_20_3" text:outline-level="3"><text:bookmark-start text:name="remember-friends-organizes-requirements-not-your-entire-project"/>Remember: FRIENDS Organizes Requirements, Not Your Entire Project<text:bookmark-end text:name="remember-friends-organizes-requirements-not-your-entire-project"/></text:h>
      <text:p text:style-name="First_20_paragraph">FRIENDS helps you systematically <text:span text:style-name="T1">identify and categorize what stakeholders need</text:span>. It's not:</text:p>
      <text:list text:style-name="L17">
        <text:list-item>
          <text:p text:style-name="P17">A project lifecycle methodology (use PMBOK, PRINCE2, Agile, etc. for that)</text:p>
        </text:list-item>
        <text:list-item>
          <text:p text:style-name="P17">A prioritization framework (use MoSCoW, Value vs. Effort, or business case analysis)</text:p>
        </text:list-item>
        <text:list-item>
          <text:p text:style-name="P17">A substitute for stakeholder management or change management</text:p>
        </text:list-item>
        <text:list-item>
          <text:p text:style-name="P17">A delivery sequencing tool</text:p>
        </text:list-item>
      </text:list>
      <text:p text:style-name="First_20_paragraph"><text:span text:style-name="T1">Use FRIENDS during discovery and requirements phases</text:span>, then integrate those requirements into your chosen project methodology for planning, execution, and delivery.</text:p>
      <text:p text:style-name="Horizontal_20_Line"/>
      <text:h text:style-name="Heading_20_3" text:outline-level="3"><text:bookmark-start text:name="what-to-watch-out-for"/>What to Watch Out For<text:bookmark-end text:name="what-to-watch-out-for"/></text:h>
      <text:h text:style-name="Heading_20_4" text:outline-level="4"><text:bookmark-start text:name="id_1-dont-let-category-debates-slow-you-down"/>1. Don't Let Category Debates Slow You Down<text:bookmark-end text:name="id_1-dont-let-category-debates-slow-you-down"/></text:h>
      <text:p text:style-name="First_20_paragraph">Some requirements will fit into multiple categories. Is a custom dashboard a Report (R) or an Enhancement (E)? Does data validation belong in Data (D) or Enhancements (E)?</text:p>
      <text:p text:style-name="Text_20_body"><text:span text:style-name="T1">Advice:</text:span> Pick the most logical category and document it there. If a requirement spans multiple categories, note the cross-reference and move on. The goal is completeness, not perfect taxonomy.</text:p>
      <text:p text:style-name="Text_20_body"><text:span text:style-name="T1">Watch Out For:</text:span> Teams spending more time arguing about categorization than actually gathering requirements.</text:p>
      <text:p text:style-name="Horizontal_20_Line"/>
      <text:h text:style-name="Heading_20_4" text:outline-level="4"><text:bookmark-start text:name="id_2-link-requirements-to-business-objectives"/>2. Link Requirements to Business Objectives<text:bookmark-end text:name="id_2-link-requirements-to-business-objectives"/></text:h>
      <text:p text:style-name="First_20_paragraph">FRIENDS helps you capture <text:span text:style-name="T2">what</text:span> stakeholders want. Always ask <text:span text:style-name="T2">why</text:span> they want it and tie each requirement back to business objectives.</text:p>
      <text:p text:style-name="Text_20_body"><text:span text:style-name="T1">Advice:</text:span> For each FRIENDS category, maintain a traceability matrix:</text:p>
      <text:list text:style-name="L18">
        <text:list-item>
          <text:p text:style-name="P18">Requirement ID</text:p>
        </text:list-item>
        <text:list-item>
          <text:p text:style-name="P18">FRIENDS Category</text:p>
        </text:list-item>
        <text:list-item>
          <text:p text:style-name="P18">Description</text:p>
        </text:list-item>
        <text:list-item>
          <text:p text:style-name="P18">Business Objective/Benefit</text:p>
        </text:list-item>
        <text:list-item>
          <text:p text:style-name="P18">Priority</text:p>
        </text:list-item>
      </text:list>
      <text:p text:style-name="First_20_paragraph"><text:span text:style-name="T1">Watch Out For:</text:span> Collecting a comprehensive FRIENDS inventory that doesn't deliver business value. Just because you've covered all seven categories doesn't mean you've solved the right problem.</text:p>
      <text:p text:style-name="Horizontal_20_Line"/>
      <text:h text:style-name="Heading_20_4" text:outline-level="4"><text:bookmark-start text:name="id_3-apply-friends-iteratively-in-agile-environments"/>3. Apply FRIENDS Iteratively in Agile Environments<text:bookmark-end text:name="id_3-apply-friends-iteratively-in-agile-environments"/></text:h>
      <text:p text:style-name="First_20_paragraph">If you're working in an Agile methodology, don't try to complete all FRIENDS requirements upfront. Instead, use it within each iteration or release.</text:p>
      <text:p text:style-name="Text_20_body"><text:span text:style-name="T1">Advice:</text:span></text:p>
      <text:list text:style-name="L19">
        <text:list-item>
          <text:p text:style-name="P19">Use FRIENDS to ensure each sprint/release considers all relevant categories</text:p>
        </text:list-item>
        <text:list-item>
          <text:p text:style-name="P19">Ask: "For this iteration, have we addressed Forms, Reports, Integration, etc. as needed?"</text:p>
        </text:list-item>
        <text:list-item>
          <text:p text:style-name="P19">Build incrementally across categories rather than completing one category at a time</text:p>
        </text:list-item>
      </text:list>
      <text:p text:style-name="First_20_paragraph"><text:span text:style-name="T1">Watch Out For:</text:span> Forcing a "gather all requirements, then build" approach that conflicts with iterative delivery.</text:p>
      <text:p text:style-name="Horizontal_20_Line"/>
      <text:h text:style-name="Heading_20_4" text:outline-level="4"><text:bookmark-start text:name="id_4-explicitly-address-security-and-compliance"/>4. Explicitly Address Security and Compliance<text:bookmark-end text:name="id_4-explicitly-address-security-and-compliance"/></text:h>
      <text:p text:style-name="First_20_paragraph">Security, privacy, and compliance requirements aren't explicitly called out in FRIENDS, but they're critical.</text:p>
      <text:p text:style-name="Text_20_body"><text:span text:style-name="T1">Advice:</text:span></text:p>
      <text:list text:style-name="L20">
        <text:list-item>
          <text:p text:style-name="P20">Create a cross-cutting "Security &amp; Compliance" checklist that applies to every FRIENDS category</text:p>
        </text:list-item>
        <text:list-item>
          <text:p text:style-name="P20">Ask security/compliance questions for each category:</text:p>
          <text:list text:style-name="L21">
            <text:list-item>
              <text:p text:style-name="P21">Forms (F): What sensitive data is being collected? What access controls are needed?</text:p>
            </text:list-item>
            <text:list-item>
              <text:p text:style-name="P21">Integration (I): Are we using secure protocols? Is data encrypted in transit?</text:p>
            </text:list-item>
            <text:list-item>
              <text:p text:style-name="P21">Data (D): What privacy regulations apply? How long do we retain data?</text:p>
            </text:list-item>
            <text:list-item>
              <text:p text:style-name="P21">Set-Up (S): What network security measures are required?</text:p>
            </text:list-item>
          </text:list>
        </text:list-item>
      </text:list>
      <text:p text:style-name="First_20_paragraph"><text:span text:style-name="T1">Watch Out For:</text:span> Treating security and compliance as afterthoughts that only appear in the "Non-Technical" category.</text:p>
      <text:p text:style-name="Horizontal_20_Line"/>
      <text:h text:style-name="Heading_20_4" text:outline-level="4"><text:bookmark-start text:name="id_5-manage-cross-category-dependencies"/>5. Manage Cross-Category Dependencies<text:bookmark-end text:name="id_5-manage-cross-category-dependencies"/></text:h>
      <text:p text:style-name="First_20_paragraph">Requirements in different FRIENDS categories often depend on each other. Integration (I) requirements need Data (D) definitions. Reports (R) need Forms (F) to collect the data being reported.</text:p>
      <text:p text:style-name="Text_20_body"><text:span text:style-name="T1">Advice:</text:span></text:p>
      <text:list text:style-name="L22">
        <text:list-item>
          <text:p text:style-name="P22">Map dependencies between categories during requirements gathering</text:p>
        </text:list-item>
        <text:list-item>
          <text:p text:style-name="P22">Use a dependency matrix or visualization to show linkages</text:p>
        </text:list-item>
        <text:list-item>
          <text:p text:style-name="P22">Sequence your detailed analysis based on dependencies (e.g., define Data structures before designing Reports)</text:p>
        </text:list-item>
      </text:list>
      <text:p text:style-name="First_20_paragraph"><text:span text:style-name="T1">Watch Out For:</text:span> Siloed requirements gathering where each category is analyzed in isolation without understanding impacts on other categories.</text:p>
      <text:p text:style-name="Horizontal_20_Line"/>
      <text:h text:style-name="Heading_20_4" text:outline-level="4"><text:bookmark-start text:name="id_6-dont-neglect-non-technical-requirements"/>6. Don't Neglect Non-Technical Requirements<text:bookmark-end text:name="id_6-dont-neglect-non-technical-requirements"/></text:h>
      <text:p text:style-name="First_20_paragraph">Technology-focused teams often rush through the "N - Non-Technical" category, treating it as less important than Forms, Reports, and Integration.</text:p>
      <text:p text:style-name="Text_20_body"><text:span text:style-name="T1">Advice:</text:span></text:p>
      <text:list text:style-name="L23">
        <text:list-item>
          <text:p text:style-name="P23">Give Non-Technical requirements equal time and rigor</text:p>
        </text:list-item>
        <text:list-item>
          <text:p text:style-name="P23">Include operational staff, trainers, and support teams in requirements workshops</text:p>
        </text:list-item>
        <text:list-item>
          <text:p text:style-name="P23">Document policies, procedures, training needs, and support structures with the same detail as technical requirements</text:p>
        </text:list-item>
      </text:list>
      <text:p text:style-name="First_20_paragraph"><text:span text:style-name="T1">Watch Out For:</text:span> Delivering a technically perfect solution that fails because users aren't trained, processes aren't documented, or support isn't in place.</text:p>
      <text:p text:style-name="Horizontal_20_Line"/>
      <text:h text:style-name="Heading_20_4" text:outline-level="4"><text:bookmark-start text:name="id_7-use-friends-for-completeness-checks"/>7. Use FRIENDS for Completeness Checks<text:bookmark-end text:name="id_7-use-friends-for-completeness-checks"/></text:h>
      <text:p text:style-name="First_20_paragraph">One of FRIENDS' greatest values is as a final review checklist. Before closing requirements gathering, walk through each category and ask: "Have we missed anything?"</text:p>
      <text:p text:style-name="Text_20_body"><text:span text:style-name="T1">Advice:</text:span></text:p>
      <text:list text:style-name="L24">
        <text:list-item>
          <text:p text:style-name="P24">Include FRIENDS as a formal gate in your requirements review process</text:p>
        </text:list-item>
        <text:list-item>
          <text:p text:style-name="P24">Use it during stakeholder validation sessions: "Let's walk through F-R-I-E-N-D-S to make sure we haven't forgotten anything"</text:p>
        </text:list-item>
        <text:list-item>
          <text:p text:style-name="P24">Create a simple checklist template for each category with key questions</text:p>
        </text:list-item>
      </text:list>
      <text:p text:style-name="First_20_paragraph"><text:span text:style-name="T1">Watch Out For:</text:span> Assuming your requirements are complete without systematically checking all seven categories.</text:p>
      <text:p text:style-name="Horizontal_20_Line"/>
      <text:h text:style-name="Heading_20_4" text:outline-level="4"><text:bookmark-start text:name="id_8-adapt-friends-to-your-project-type"/>8. Adapt FRIENDS to Your Project Type<text:bookmark-end text:name="id_8-adapt-friends-to-your-project-type"/></text:h>
      <text:p text:style-name="First_20_paragraph">Not all categories are equally important for every project. A data migration project will be Data-heavy with minimal Forms. A reporting dashboard project will emphasize Reports with light Integration.</text:p>
      <text:p text:style-name="Text_20_body"><text:span text:style-name="T1">Advice:</text:span></text:p>
      <text:list text:style-name="L25">
        <text:list-item>
          <text:p text:style-name="P25">Scale your effort based on relevance</text:p>
        </text:list-item>
        <text:list-item>
          <text:p text:style-name="P25">For less-relevant categories, do a quick scan rather than exhaustive analysis</text:p>
        </text:list-item>
        <text:list-item>
          <text:p text:style-name="P25">Document why certain categories are out of scope or minimal</text:p>
        </text:list-item>
      </text:list>
      <text:p text:style-name="First_20_paragraph"><text:span text:style-name="T1">Watch Out For:</text:span> Forcing equal effort across all categories regardless of project type, creating unnecessary overhead.</text:p>
      <text:p text:style-name="Horizontal_20_Line"/>
      <text:h text:style-name="Heading_20_4" text:outline-level="4"><text:bookmark-start text:name="id_9-combine-friends-with-stakeholder-engagement"/>9. Combine FRIENDS with Stakeholder Engagement<text:bookmark-end text:name="id_9-combine-friends-with-stakeholder-engagement"/></text:h>
      <text:p text:style-name="First_20_paragraph">FRIENDS tells you <text:span text:style-name="T2">what</text:span> to gather, but your stakeholder management plan tells you <text:span text:style-name="T2">who</text:span> to engage and <text:span text:style-name="T2">how</text:span>.</text:p>
      <text:p text:style-name="Text_20_body"><text:span text:style-name="T1">Advice:</text:span></text:p>
      <text:list text:style-name="L26">
        <text:list-item>
          <text:p text:style-name="P26">Map stakeholders to FRIENDS categories (Who knows about Forms? Who owns Reporting requirements?)</text:p>
        </text:list-item>
        <text:list-item>
          <text:p text:style-name="P26">Use FRIENDS to structure stakeholder interviews and workshops</text:p>
        </text:list-item>
        <text:list-item>
          <text:p text:style-name="P26">Ensure representation from all relevant stakeholder groups for each category</text:p>
        </text:list-item>
      </text:list>
      <text:p text:style-name="First_20_paragraph"><text:span text:style-name="T1">Watch Out For:</text:span> Gathering technically complete FRIENDS requirements while missing key stakeholder perspectives.</text:p>
      <text:p text:style-name="Horizontal_20_Line"/>
      <text:h text:style-name="Heading_20_4" text:outline-level="4"><text:bookmark-start text:name="id_10-prioritize-within-and-across-categories"/>10. Prioritize Within and Across Categories<text:bookmark-end text:name="id_10-prioritize-within-and-across-categories"/></text:h>
      <text:p text:style-name="First_20_paragraph">FRIENDS ensures completeness but doesn't tell you what to deliver first or what fits in your MVP.</text:p>
      <text:p text:style-name="Text_20_body"><text:span text:style-name="T1">Advice:</text:span></text:p>
      <text:list text:style-name="L27">
        <text:list-item>
          <text:p text:style-name="P27">After gathering FRIENDS requirements, apply prioritization frameworks (MoSCoW, Must-Have vs. Nice-to-Have)</text:p>
        </text:list-item>
        <text:list-item>
          <text:p text:style-name="P27">Identify MVP scope across all categories (some Forms, some Reports, critical Integrations, etc.)</text:p>
        </text:list-item>
        <text:list-item>
          <text:p text:style-name="P27">Defer lower-priority requirements to future releases</text:p>
        </text:list-item>
      </text:list>
      <text:p text:style-name="First_20_paragraph"><text:span text:style-name="T1">Watch Out For:</text:span> Treating all FRIENDS requirements as equally important, leading to scope creep and delayed delivery.</text:p>
      <text:p text:style-name="Horizontal_20_Line"/>
      <text:h text:style-name="Heading_20_2" text:outline-level="2"><text:bookmark-start text:name="integration-with-your-pm-methodology"/>Integration with Your PM Methodology<text:bookmark-end text:name="integration-with-your-pm-methodology"/></text:h>
      <text:p text:style-name="First_20_paragraph">Here's how FRIENDS fits into common project management approaches:</text:p>
      <text:h text:style-name="Heading_20_3" text:outline-level="3"><text:bookmark-start text:name="waterfallpmbok-projects"/>Waterfall/PMBOK Projects<text:bookmark-end text:name="waterfallpmbok-projects"/></text:h>
      <text:p text:style-name="First_20_paragraph">Use FRIENDS during the Requirements Gathering phase:</text:p>
      <text:list text:style-name="L28">
        <text:list-item>
          <text:p text:style-name="P28"><text:span text:style-name="T1">Initiation</text:span> → Identify project scope boundaries</text:p>
        </text:list-item>
        <text:list-item>
          <text:p text:style-name="P28"><text:span text:style-name="T1">Planning → Requirements</text:span> → <text:span text:style-name="T1">Apply FRIENDS to gather comprehensive requirements</text:span></text:p>
        </text:list-item>
        <text:list-item>
          <text:p text:style-name="P28"><text:span text:style-name="T1">Planning → Design</text:span> → Organize design work by FRIENDS categories</text:p>
        </text:list-item>
        <text:list-item>
          <text:p text:style-name="P28"><text:span text:style-name="T1">Execution</text:span> → Track deliverables using FRIENDS structure</text:p>
        </text:list-item>
        <text:list-item>
          <text:p text:style-name="P28"><text:span text:style-name="T1">Monitoring</text:span> → Report status by FRIENDS category</text:p>
        </text:list-item>
      </text:list>
      <text:h text:style-name="Heading_20_3" text:outline-level="3"><text:bookmark-start text:name="agilescrum-projects"/>Agile/Scrum Projects<text:bookmark-end text:name="agilescrum-projects"/></text:h>
      <text:p text:style-name="First_20_paragraph">Use FRIENDS within each iteration:</text:p>
      <text:list text:style-name="L29">
        <text:list-item>
          <text:p text:style-name="P29"><text:span text:style-name="T1">Product Backlog Refinement</text:span> → Use FRIENDS to ensure stories cover all relevant categories</text:p>
        </text:list-item>
        <text:list-item>
          <text:p text:style-name="P29"><text:span text:style-name="T1">Sprint Planning</text:span> → Check: "Are we addressing F-R-I-E-N-D-S in this sprint?"</text:p>
        </text:list-item>
        <text:list-item>
          <text:p text:style-name="P29"><text:span text:style-name="T1">Sprint Review</text:span> → Demonstrate completed work organized by FRIENDS</text:p>
        </text:list-item>
        <text:list-item>
          <text:p text:style-name="P29"><text:span text:style-name="T1">Retrospective</text:span> → Identify gaps: "Did we overlook any FRIENDS categories?"</text:p>
        </text:list-item>
      </text:list>
      <text:h text:style-name="Heading_20_3" text:outline-level="3"><text:bookmark-start text:name="hybrid-projects"/>Hybrid Projects<text:bookmark-end text:name="hybrid-projects"/></text:h>
      <text:p text:style-name="First_20_paragraph">Use FRIENDS for upfront scoping, then iteratively refine:</text:p>
      <text:list text:style-name="L30">
        <text:list-item>
          <text:p text:style-name="P30"><text:span text:style-name="T1">Phase 0 - Discovery</text:span> → High-level FRIENDS assessment to define scope</text:p>
        </text:list-item>
        <text:list-item>
          <text:p text:style-name="P30"><text:span text:style-name="T1">Iterative Delivery</text:span> → Detailed FRIENDS requirements gathered just-in-time for each release</text:p>
        </text:list-item>
        <text:list-item>
          <text:p text:style-name="P30"><text:span text:style-name="T1">Governance</text:span> → Track progress across FRIENDS categories at steering committee meetings</text:p>
        </text:list-item>
      </text:list>
      <text:p text:style-name="Horizontal_20_Line"/>
      <text:h text:style-name="Heading_20_2" text:outline-level="2"><text:bookmark-start text:name="quick-tips-for-success"/>Quick Tips for Success<text:bookmark-end text:name="quick-tips-for-success"/></text:h>
      <text:p text:style-name="First_20_paragraph"><text:span text:style-name="T1">Use FRIENDS as a workshop structure</text:span> - Run dedicated sessions for each category</text:p>
      <text:list text:style-name="L31">
        <text:list-item>
          <text:p text:style-name="P31"><text:span text:style-name="T1">Create templates</text:span> - Standardize how you document requirements in each category</text:p>
        </text:list-item>
        <text:list-item>
          <text:p text:style-name="P31"><text:span text:style-name="T1">Assign category owners</text:span> - Give team members responsibility for specific categories</text:p>
        </text:list-item>
        <text:list-item>
          <text:p text:style-name="P31"><text:span text:style-name="T1">Review cross-category impacts</text:span> - Always ask: "How does this requirement affect other categories?"</text:p>
        </text:list-item>
        <text:list-item>
          <text:p text:style-name="P31"><text:span text:style-name="T1">Keep it simple</text:span> - Don't over-engineer the categorization; use it as a thinking aid</text:p>
        </text:list-item>
        <text:list-item>
          <text:p text:style-name="P31"><text:span text:style-name="T1">Validate with stakeholders</text:span> - Walk through FRIENDS during requirements sign-off</text:p>
        </text:list-item>
        <text:list-item>
          <text:p text:style-name="P31"><text:span text:style-name="T1">Measure completeness</text:span> - Track requirements coverage across all seven categories</text:p>
        </text:list-item>
      </text:list>
      <text:p text:style-name="Horizontal_20_Line"/>
      <text:h text:style-name="Heading_20_2" text:outline-level="2"><text:bookmark-start text:name="final-thought-friends-is-your-completeness-safety-net"/>Final Thought: FRIENDS Is Your Completeness Safety Net<text:bookmark-end text:name="final-thought-friends-is-your-completeness-safety-net"/></text:h>
      <text:p text:style-name="First_20_paragraph">Think of FRIENDS as the safety net that catches requirements you might otherwise miss. It's not your entire project management approach—it's a systematic tool that ensures thoroughness during discovery.</text:p>
      <text:p text:style-name="Text_20_body"><text:span text:style-name="T1">The real power of FRIENDS:</text:span> When a stakeholder says six months into the project, "But we need this critical report!" you can confidently respond, "We walked through Reports (R) in our requirements workshops. This wasn't identified then. Let's treat it as a change request."</text:p>
      <text:p text:style-name="Text_20_body">Use FRIENDS to be comprehensive, then use your broader PM methodology to prioritize, sequence, and deliver.</text:p>
      <text:p text:style-name="Text_20_body"/>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8.3</meta:generator>
    <dc:title/>
    <dc:description/>
    <dc:subject/>
    <meta:keyword/>
    <meta:initial-creator/>
    <dc:creator/>
    <meta:creation-date>2026-02-01T11:14:44Z</meta:creation-date>
    <dc:date>2026-02-01T11:14:44Z</dc:date>
  </office:meta>
</office:document-meta>
</file>